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76afe" officeooo:paragraph-rsid="00176a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P1"/>
      <text:p text:style-name="P1">#include "mainwindow.h"</text:p>
      <text:p text:style-name="P1">#include "ui_mainwindow.h"</text:p>
      <text:p text:style-name="P1">#include&lt;math.h&gt;</text:p>
      <text:p text:style-name="P1">#include "QMouseEvent"</text:p>
      <text:p text:style-name="P1">#include&lt;QDebug&gt;</text:p>
      <text:p text:style-name="P1"/>
      <text:p text:style-name="P1">QImage image(400,400,QImage::Format_RGB888);</text:p>
      <text:p text:style-name="P1">QRgb col=qRgb(255,255,255);</text:p>
      <text:p text:style-name="P1">QRgb col1;</text:p>
      <text:p text:style-name="P1"/>
      <text:p text:style-name="P1">MainWindow::MainWindow(QWidget *parent) :</text:p>
      <text:p text:style-name="P1"><text:s text:c="4"/>QMainWindow(parent),</text:p>
      <text:p text:style-name="P1"><text:s text:c="4"/>ui(new Ui::MainWindow)</text:p>
      <text:p text:style-name="P1">{</text:p>
      <text:p text:style-name="P1"><text:s text:c="4"/>ui-&gt;setupUi(this);</text:p>
      <text:p text:style-name="P1"/>
      <text:p text:style-name="P1"/>
      <text:p text:style-name="P1"/>
      <text:p text:style-name="P1"><text:s text:c="4"/>ui-&gt;label-&gt;setPixmap(QPixmap::fromImage(image));</text:p>
      <text:p text:style-name="P1">}</text:p>
      <text:p text:style-name="P1"/>
      <text:p text:style-name="P1">MainWindow::~MainWindow()</text:p>
      <text:p text:style-name="P1">{</text:p>
      <text:p text:style-name="P1"><text:s text:c="4"/>delete ui;</text:p>
      <text:p text:style-name="P1">}</text:p>
      <text:p text:style-name="P1"/>
      <text:p text:style-name="P1">void MainWindow::clear()</text:p>
      <text:p text:style-name="P1">{</text:p>
      <text:p text:style-name="P1"><text:s text:c="4"/>for(int i=0;i&lt;400;i++)</text:p>
      <text:p text:style-name="P1"><text:s text:c="4"/>{</text:p>
      <text:p text:style-name="P1"><text:s text:c="8"/>for(int j=0;j&lt;400;j++)</text:p>
      <text:p text:style-name="P1"><text:s text:c="8"/>{</text:p>
      <text:p text:style-name="P1"><text:s text:c="12"/>image.setPixel(i,j,qRgb(0,0,0));</text:p>
      <text:p text:style-name="P1"><text:s text:c="8"/>}</text:p>
      <text:p text:style-name="P1"><text:s text:c="4"/>}</text:p>
      <text:p text:style-name="P1">}</text:p>
      <text:p text:style-name="P1"/>
      <text:p text:style-name="P1">void MainWindow::mouseDoubleClickEvent(QMouseEvent *ev)</text:p>
      <text:p text:style-name="P1">{</text:p>
      <text:p text:style-name="P1"><text:s text:c="4"/>int p=ev-&gt;pos().x();</text:p>
      <text:p text:style-name="P1"><text:s text:c="4"/>int q=ev-&gt;pos().y();</text:p>
      <text:p text:style-name="P1"/>
      <text:p text:style-name="P1"><text:s text:c="4"/>col1=image.pixel(p,q);</text:p>
      <text:p text:style-name="P1"/>
      <text:p text:style-name="P1"><text:s text:c="4"/>seedfill(p,q,col);</text:p>
      <text:p text:style-name="P1"/>
      <text:p text:style-name="P1"/>
      <text:p text:style-name="P1">}</text:p>
      <text:p text:style-name="P1"/>
      <text:p text:style-name="P1">void MainWindow::DDA(float x1,float y1,float x2,float y2)</text:p>
      <text:p text:style-name="P1">{</text:p>
      <text:p text:style-name="P1"><text:s text:c="4"/>int x,y;</text:p>
      <text:p text:style-name="P1"><text:s text:c="4"/>float step,dx,dy;</text:p>
      <text:p text:style-name="P1"><text:s text:c="4"/>dx=abs(x2-x1);</text:p>
      <text:p text:style-name="P1"><text:s text:c="4"/>dy=abs(y2-y1);</text:p>
      <text:p text:style-name="P1"/>
      <text:p text:style-name="P1"><text:s text:c="4"/>if(dx&gt;=dy)</text:p>
      <text:p text:style-name="P1"><text:s text:c="8"/>step=dx;</text:p>
      <text:p text:style-name="P1"><text:s text:c="4"/>else</text:p>
      <text:p text:style-name="P1"><text:s text:c="8"/>step=dy;</text:p>
      <text:p text:style-name="P1"><text:s text:c="4"/>dx=dx/step;</text:p>
      <text:p text:style-name="P1"><text:s text:c="4"/>dy=dy/step;</text:p>
      <text:p text:style-name="P1"><text:soft-page-break/></text:p>
      <text:p text:style-name="P1"><text:s text:c="4"/>x=x1;</text:p>
      <text:p text:style-name="P1"><text:s text:c="4"/>y=y1;</text:p>
      <text:p text:style-name="P1"/>
      <text:p text:style-name="P1"><text:s text:c="4"/>int i=0;</text:p>
      <text:p text:style-name="P1"/>
      <text:p text:style-name="P1"><text:s text:c="4"/>while(i&lt;step)</text:p>
      <text:p text:style-name="P1"><text:s text:c="4"/>{</text:p>
      <text:p text:style-name="P1"><text:s text:c="8"/>image.setPixel(x,y,col);</text:p>
      <text:p text:style-name="P1"><text:s text:c="8"/>x=x+dx*sign(x2,x1);</text:p>
      <text:p text:style-name="P1"><text:s text:c="8"/>y=y+dy*sign(y2,y1);</text:p>
      <text:p text:style-name="P1"><text:s text:c="8"/>i++;</text:p>
      <text:p text:style-name="P1"><text:s text:c="4"/>}</text:p>
      <text:p text:style-name="P1"><text:s text:c="4"/>ui-&gt;label-&gt;setPixmap(QPixmap::fromImage(image));</text:p>
      <text:p text:style-name="P1">}</text:p>
      <text:p text:style-name="P1"/>
      <text:p text:style-name="P1">int MainWindow::sign(float a,float b)</text:p>
      <text:p text:style-name="P1">{</text:p>
      <text:p text:style-name="P1"><text:s text:c="4"/>if(a-b&gt;=0)</text:p>
      <text:p text:style-name="P1"><text:s text:c="8"/>return 1;</text:p>
      <text:p text:style-name="P1"><text:s text:c="4"/>else</text:p>
      <text:p text:style-name="P1"><text:s text:c="8"/>return -1;</text:p>
      <text:p text:style-name="P1">}</text:p>
      <text:p text:style-name="P1"/>
      <text:p text:style-name="P1"/>
      <text:p text:style-name="P1"/>
      <text:p text:style-name="P1">void MainWindow::seedfill(int x,int y,QRgb col)</text:p>
      <text:p text:style-name="P1">{</text:p>
      <text:p text:style-name="P1"><text:s text:c="4"/>QRgb curr=image.pixel(x,y);</text:p>
      <text:p text:style-name="P1"><text:s text:c="4"/>if(curr==col1)</text:p>
      <text:p text:style-name="P1"><text:s text:c="4"/>{</text:p>
      <text:p text:style-name="P1"><text:s text:c="8"/>image.setPixel(x,y,col);</text:p>
      <text:p text:style-name="P1"><text:s text:c="8"/>seedfill(x,y+1,col);</text:p>
      <text:p text:style-name="P1"><text:s text:c="8"/>seedfill(x-1,y,col);</text:p>
      <text:p text:style-name="P1"><text:s text:c="8"/>seedfill(x,y-1,col);</text:p>
      <text:p text:style-name="P1"><text:s text:c="8"/>seedfill(x+1,y,col);</text:p>
      <text:p text:style-name="P1"><text:s text:c="4"/>}</text:p>
      <text:p text:style-name="P1"><text:s text:c="4"/>ui-&gt;label-&gt;setPixmap(QPixmap::fromImage(image));</text:p>
      <text:p text:style-name="P1">}</text:p>
      <text:p text:style-name="P1"/>
      <text:p text:style-name="P1"/>
      <text:p text:style-name="P1">void MainWindow::drawchess()</text:p>
      <text:p text:style-name="P1">{</text:p>
      <text:p text:style-name="P1"><text:s text:c="4"/>/*</text:p>
      <text:p text:style-name="P1"><text:s text:c="4"/>DDA(100,100,300,100);</text:p>
      <text:p text:style-name="P1"><text:s text:c="4"/>DDA(100,100,100,300);</text:p>
      <text:p text:style-name="P1"><text:s text:c="4"/>DDA(100,300,300,300);</text:p>
      <text:p text:style-name="P1"><text:s text:c="4"/>DDA(300,100,300,300);</text:p>
      <text:p text:style-name="P1"/>
      <text:p text:style-name="P1"><text:s text:c="4"/>DDA(150,100,150,300);</text:p>
      <text:p text:style-name="P1"><text:s text:c="4"/>DDA(200,100,200,300);</text:p>
      <text:p text:style-name="P1"><text:s text:c="4"/>DDA(250,100,250,300);</text:p>
      <text:p text:style-name="P1"/>
      <text:p text:style-name="P1"><text:s text:c="4"/>DDA(100,150,300,150);</text:p>
      <text:p text:style-name="P1"><text:s text:c="6"/>DDA(100,200,300,200);</text:p>
      <text:p text:style-name="P1"><text:s text:c="6"/>DDA(100,250,300,250);</text:p>
      <text:p text:style-name="P1">*/</text:p>
      <text:p text:style-name="P1"><text:s text:c="4"/>int x1[10]={100,100,100,300,150,200,250,100,100,100};</text:p>
      <text:p text:style-name="P1"><text:s text:c="4"/>int y1[10]={100,100,300,100,100,100,100,150,200,250};</text:p>
      <text:p text:style-name="P1"><text:s text:c="4"/>int x2[10]={300,100,300,300,150,200,250,300,300,300};</text:p>
      <text:p text:style-name="P1"><text:s text:c="4"/>int y2[10]={100,300,300,300,300,300,300,150,200,250};</text:p>
      <text:p text:style-name="P1"/>
      <text:p text:style-name="P1"><text:s text:c="4"/>int sx[8]={155,255,105,205,155,255,105,205};</text:p>
      <text:p text:style-name="P1"><text:s text:c="4"/>int sy[8]={105,105,155,155,205,205,255,255};</text:p>
      <text:p text:style-name="P1"><text:soft-page-break/></text:p>
      <text:p text:style-name="P1"><text:s text:c="4"/>for(int i=0;i&lt;10;i++)</text:p>
      <text:p text:style-name="P1"><text:s text:c="4"/>{</text:p>
      <text:p text:style-name="P1"><text:s text:c="8"/>DDA(x1[i],y1[i],x2[i],y2[i]);</text:p>
      <text:p text:style-name="P1"><text:s text:c="4"/>}</text:p>
      <text:p text:style-name="P1"/>
      <text:p text:style-name="P1"/>
      <text:p text:style-name="P1">}</text:p>
      <text:p text:style-name="P1"/>
      <text:p text:style-name="P1">void MainWindow::rotate()</text:p>
      <text:p text:style-name="P1">{</text:p>
      <text:p text:style-name="P1"><text:s text:c="4"/>int x1[10]={100,100,100,300,150,200,250,100,100,100};</text:p>
      <text:p text:style-name="P1"><text:s text:c="4"/>int y1[10]={100,100,300,100,100,100,100,150,200,250};</text:p>
      <text:p text:style-name="P1"><text:s text:c="4"/>int x2[10]={300,100,300,300,150,200,250,300,300,300};</text:p>
      <text:p text:style-name="P1"><text:s text:c="4"/>int y2[10]={100,300,300,300,300,300,300,150,200,250};</text:p>
      <text:p text:style-name="P1"/>
      <text:p text:style-name="P1"><text:s text:c="4"/>int sx[8]={155,255,105,205,155,255,105,205};</text:p>
      <text:p text:style-name="P1"><text:s text:c="4"/>int sy[8]={105,105,155,155,205,205,255,255};</text:p>
      <text:p text:style-name="P1"/>
      <text:p text:style-name="P1"><text:s text:c="4"/>float rx1[10],rx2[10],ry1[10],ry2[10];</text:p>
      <text:p text:style-name="P1"/>
      <text:p text:style-name="P1"><text:s text:c="4"/>for(int i=0;i&lt;10;i++)</text:p>
      <text:p text:style-name="P1"><text:s text:c="4"/>{</text:p>
      <text:p text:style-name="P1"><text:s text:c="8"/>rx1[i]=((x1[i]-200)-(y1[i]-200))/sqrt(2);</text:p>
      <text:p text:style-name="P1"><text:s text:c="8"/>rx1[i]+=200;</text:p>
      <text:p text:style-name="P1"><text:s text:c="8"/>rx2[i]=((x2[i]-200)-(y2[i]-200))/sqrt(2);</text:p>
      <text:p text:style-name="P1"><text:s text:c="8"/>rx2[i]+=200;</text:p>
      <text:p text:style-name="P1"><text:s text:c="8"/>ry1[i]=((x1[i]-200)+(y1[i]-200))/sqrt(2);</text:p>
      <text:p text:style-name="P1"><text:s text:c="8"/>ry1[i]+=200;</text:p>
      <text:p text:style-name="P1"><text:s text:c="8"/>ry2[i]=((x2[i]-200)+(y2[i]-200))/sqrt(2);</text:p>
      <text:p text:style-name="P1"><text:s text:c="8"/>ry2[i]+=200;</text:p>
      <text:p text:style-name="P1"><text:s text:c="4"/>}</text:p>
      <text:p text:style-name="P1"><text:s text:c="4"/>for(int i=0;i&lt;10;i++)</text:p>
      <text:p text:style-name="P1"><text:s text:c="4"/>{</text:p>
      <text:p text:style-name="P1"><text:s text:c="8"/>DDA(rx1[i],ry1[i],rx2[i],ry2[i]);</text:p>
      <text:p text:style-name="P1"><text:s text:c="4"/>}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id MainWindow::on_pushButton_clicked()</text:p>
      <text:p text:style-name="P1">{</text:p>
      <text:p text:style-name="P1"><text:s text:c="4"/>clear();</text:p>
      <text:p text:style-name="P1"><text:s text:c="4"/>drawchess();</text:p>
      <text:p text:style-name="P1">}</text:p>
      <text:p text:style-name="P1"/>
      <text:p text:style-name="P1"/>
      <text:p text:style-name="P1"/>
      <text:p text:style-name="P1">void MainWindow::on_pushButton_2_clicked()</text:p>
      <text:p text:style-name="P1">{</text:p>
      <text:p text:style-name="P1"><text:s text:c="4"/>clear();</text:p>
      <text:p text:style-name="P1"><text:s text:c="4"/>rotate();</text:p>
      <text:p text:style-name="P1">}</text:p>
      <text:p text:style-name="P1"/>
      <text:p text:style-name="P1"/>
      <text:p text:style-name="P1">Output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11:25:51.641019172</dc:date>
    <meta:editing-duration>PT28S</meta:editing-duration>
    <meta:editing-cycles>1</meta:editing-cycles>
    <meta:document-statistic meta:table-count="0" meta:image-count="0" meta:object-count="0" meta:page-count="3" meta:paragraph-count="142" meta:word-count="197" meta:character-count="3137" meta:non-whitespace-character-count="2574"/>
    <meta:generator>LibreOffice/5.1.6.2$Linux_X86_64 LibreOffice_project/10m0$Build-2</meta:generator>
  </office:meta>
</office:document-meta>
</file>